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df445" officeooo:paragraph-rsid="001df445"/>
    </style:style>
    <style:style style:name="P2" style:family="paragraph" style:parent-style-name="Standard">
      <style:paragraph-properties fo:text-align="center" style:justify-single-word="false"/>
      <style:text-properties officeooo:rsid="001df445" officeooo:paragraph-rsid="001df445"/>
    </style:style>
    <style:style style:name="P3" style:family="paragraph" style:parent-style-name="Standard">
      <style:text-properties officeooo:rsid="001df445" officeooo:paragraph-rsid="001fb228"/>
    </style:style>
    <style:style style:name="P4" style:family="paragraph" style:parent-style-name="Standard">
      <style:text-properties officeooo:rsid="001df445" officeooo:paragraph-rsid="0021f730"/>
    </style:style>
    <style:style style:name="P5" style:family="paragraph" style:parent-style-name="Standard">
      <style:text-properties officeooo:rsid="001df445" officeooo:paragraph-rsid="00234688"/>
    </style:style>
    <style:style style:name="P6" style:family="paragraph" style:parent-style-name="Standard">
      <style:text-properties fo:font-style="italic" officeooo:rsid="001df445" officeooo:paragraph-rsid="001df445" style:font-style-asian="italic" style:font-style-complex="italic"/>
    </style:style>
    <style:style style:name="P7" style:family="paragraph" style:parent-style-name="Standard">
      <style:text-properties officeooo:rsid="001fb228" officeooo:paragraph-rsid="001fb228"/>
    </style:style>
    <style:style style:name="P8" style:family="paragraph" style:parent-style-name="Standard">
      <style:text-properties officeooo:rsid="001fb228" officeooo:paragraph-rsid="0021f730"/>
    </style:style>
    <style:style style:name="P9" style:family="paragraph" style:parent-style-name="Standard">
      <style:text-properties officeooo:rsid="0020554d" officeooo:paragraph-rsid="0020554d"/>
    </style:style>
    <style:style style:name="P10" style:family="paragraph" style:parent-style-name="Standard">
      <style:text-properties officeooo:rsid="0020554d" officeooo:paragraph-rsid="001fb228"/>
    </style:style>
    <style:style style:name="P11" style:family="paragraph" style:parent-style-name="Standard">
      <style:text-properties officeooo:rsid="00228bc0" officeooo:paragraph-rsid="00228bc0"/>
    </style:style>
    <style:style style:name="P12" style:family="paragraph" style:parent-style-name="Standard">
      <style:text-properties officeooo:rsid="00228bc0" officeooo:paragraph-rsid="00234688"/>
    </style:style>
    <style:style style:name="P13" style:family="paragraph" style:parent-style-name="Standard">
      <style:text-properties officeooo:rsid="00228bc0" officeooo:paragraph-rsid="0024c1a9"/>
    </style:style>
    <style:style style:name="P14" style:family="paragraph" style:parent-style-name="Standard">
      <style:text-properties officeooo:rsid="00234688" officeooo:paragraph-rsid="00234688"/>
    </style:style>
    <style:style style:name="T1" style:family="text">
      <style:text-properties officeooo:rsid="001df445"/>
    </style:style>
    <style:style style:name="T2" style:family="text">
      <style:text-properties officeooo:rsid="001fb228"/>
    </style:style>
    <style:style style:name="T3" style:family="text">
      <style:text-properties officeooo:rsid="0020554d"/>
    </style:style>
    <style:style style:name="T4" style:family="text">
      <style:text-properties officeooo:rsid="0021f730"/>
    </style:style>
    <style:style style:name="T5" style:family="text">
      <style:text-properties officeooo:rsid="00234688"/>
    </style:style>
    <style:style style:name="T6" style:family="text">
      <style:text-properties officeooo:rsid="00258d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onotonic<text:span text:style-name="T1"> Non-Linear </text:span>Solutions</text:p>
      <text:p text:style-name="P2">by Sven Nilsen, 2020</text:p>
      <text:p text:style-name="P1"/>
      <text:p text:style-name="P6">In this paper I represent a technique of solving some non-linear equations efficiently.</text:p>
      <text:p text:style-name="P1"/>
      <text:p text:style-name="P1">A non-linear equation has a monotonic non-linear solution if there exists a <text:span text:style-name="T6">positive </text:span>monotonic function can be used to compute the <text:span text:style-name="T6">unique </text:span>solution<text:span text:style-name="T6">s</text:span> of the non-linear equation. Since the use of a monotonic function is efficient, the solution of the non-linear equation can also be efficiently computed.</text:p>
      <text:p text:style-name="P1"/>
      <text:p text:style-name="P1">For example:</text:p>
      <text:p text:style-name="P1"/>
      <text:p text:style-name="P1"><text:tab/>y = x · ln(x)</text:p>
      <text:p text:style-name="P1"/>
      <text:p text:style-name="P5">Solving this for `x` is not possible using algebraic techniques.</text:p>
      <text:p text:style-name="P14">Binary search is not possible either, since this function is not monotonic.</text:p>
      <text:p text:style-name="P1"/>
      <text:p text:style-name="P3">However, <text:span text:style-name="T2">by substituting `x = x’` and `y = x’ </text:span>· y’<text:span text:style-name="T2">`</text:span> the following equation can be solved exactly:</text:p>
      <text:p text:style-name="P1"/>
      <text:p text:style-name="P3"><text:tab/>x’ · y’ = x’ · ln(x’<text:span text:style-name="T3">)</text:span></text:p>
      <text:p text:style-name="P1"/>
      <text:p text:style-name="P7">Finding the roots:</text:p>
      <text:p text:style-name="P1"/>
      <text:p text:style-name="P1"><text:tab/>x’ · ln(x’) – x’ · y’ = 0</text:p>
      <text:p text:style-name="P1"><text:tab/>x’ · (ln(x’) – y’) = 0</text:p>
      <text:p text:style-name="P1"><text:tab/>x’ = 0 <text:s text:c="4"/>∨ <text:s text:c="4"/>ln(x’) – y’ = 0</text:p>
      <text:p text:style-name="P1"/>
      <text:p text:style-name="P1"><text:tab/>ln(x’) = y’</text:p>
      <text:p text:style-name="P1"><text:tab/><text:span text:style-name="T4">x</text:span>’ = exp(<text:span text:style-name="T4">y</text:span>’)</text:p>
      <text:p text:style-name="P1"/>
      <text:p text:style-name="P9">This gives the monotonic function <text:span text:style-name="T6">(for `y’ &gt;= 0`)</text:span>:</text:p>
      <text:p text:style-name="P1"/>
      <text:p text:style-name="P4"><text:tab/><text:span text:style-name="T2">y = exp(y’) </text:span>· <text:span text:style-name="T4">y’</text:span></text:p>
      <text:p text:style-name="P3"/>
      <text:p text:style-name="P8">When `x’ = 0`, `y = exp(0) <text:span text:style-name="T1">· 0</text:span> = 0`, so this contracts the two <text:span text:style-name="T4">roots</text:span> into one <text:span text:style-name="T4">formula</text:span>.</text:p>
      <text:p text:style-name="P7">Since this function is monotonic, one can use binary search to <text:span text:style-name="T3">find</text:span> <text:span text:style-name="T3">`y’`</text:span> efficiently <text:span text:style-name="T3">from a desired `y`</text:span>.</text:p>
      <text:p text:style-name="P10"/>
      <text:p text:style-name="P11">Since `x = x’` one gets:</text:p>
      <text:p text:style-name="P11"/>
      <text:p text:style-name="P11"><text:tab/>x = exp(y’)</text:p>
      <text:p text:style-name="P10"/>
      <text:p text:style-name="P11">Testing: Find `x` for `y = 10`:</text:p>
      <text:p text:style-name="P11"/>
      <text:p text:style-name="P13"><text:tab/><text:span text:style-name="T5">y’ ~= 1.745<text:tab/><text:tab/><text:tab/><text:tab/>Using binary search on `y = exp(y’) · y’`</text:span></text:p>
      <text:p text:style-name="P12"><text:tab/><text:span text:style-name="T5">x = exp(1.745) ~= 5.7259<text:tab/><text:tab/>Compute solution</text:span></text:p>
      <text:p text:style-name="P13"><text:tab/><text:span text:style-name="T5">5.7259 · ln(5.7259) ~= 10<text:tab/><text:tab/>Checking with `y = x · ln(x)`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4:56:20.460109000</meta:creation-date>
    <dc:date>2020-03-19T16:50:19.347562000</dc:date>
    <meta:editing-duration>PT8M19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6" meta:word-count="252" meta:character-count="1328" meta:non-whitespace-character-count="1074"/>
  </office:meta>
</office:document-meta>
</file>